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1" svg:font-family="'Droid Sans Mono', monospace, monospace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5a167b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Droid Sans Mono1" fo:font-size="10.5pt" fo:font-weight="normal" officeooo:paragraph-rsid="009628a0" fo:background-color="#1e1e1e"/>
    </style:style>
    <style:style style:name="P3" style:family="paragraph" style:parent-style-name="Standard">
      <style:paragraph-properties style:line-height-at-least="0.503cm"/>
      <style:text-properties fo:color="#d4d4d4" style:font-name="Droid Sans Mono1" fo:font-size="10.5pt" fo:font-weight="normal" officeooo:paragraph-rsid="0097a345" fo:background-color="#1e1e1e"/>
    </style:style>
    <style:style style:name="P4" style:family="paragraph" style:parent-style-name="Standard">
      <loext:graphic-properties draw:fill="solid" draw:fill-color="#eff0f1" draw:opacity="100%"/>
      <style:paragraph-properties fo:margin-top="0cm" fo:margin-bottom="0.499cm" loext:contextual-spacing="false" fo:background-color="#eff0f1"/>
      <style:text-properties style:use-window-font-color="true" officeooo:paragraph-rsid="005a167b"/>
    </style:style>
    <style:style style:name="P5" style:family="paragraph" style:parent-style-name="Standard">
      <loext:graphic-properties draw:fill="solid" draw:fill-color="#eff0f1" draw:opacity="100%"/>
      <style:paragraph-properties fo:margin-top="0cm" fo:margin-bottom="0.499cm" loext:contextual-spacing="false" fo:background-color="#eff0f1"/>
      <style:text-properties fo:color="#d4d4d4" style:font-name="Droid Sans Mono" fo:font-size="10.5pt" fo:font-weight="normal" officeooo:paragraph-rsid="005a167b" fo:background-color="#1e1e1e"/>
    </style:style>
    <style:style style:name="P6" style:family="paragraph" style:parent-style-name="Preformatted_20_Text">
      <style:paragraph-properties style:line-height-at-least="0.503cm"/>
      <style:text-properties fo:color="#d4d4d4" style:font-name="Droid Sans Mono" fo:font-size="10.5pt" fo:font-weight="normal" officeooo:paragraph-rsid="009628a0" fo:background-color="#1e1e1e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dcdcaa"/>
    </style:style>
    <style:style style:name="T5" style:family="text">
      <style:text-properties fo:color="#4ec9b0"/>
    </style:style>
    <style:style style:name="T6" style:family="text">
      <style:text-properties fo:color="#ce9178"/>
    </style:style>
    <style:style style:name="T7" style:family="text">
      <style:text-properties fo:color="#b5cea8"/>
    </style:style>
    <style:style style:name="T8" style:family="text">
      <style:text-properties fo:color="#b5cea8" officeooo:rsid="00585306"/>
    </style:style>
    <style:style style:name="T9" style:family="text">
      <style:text-properties fo:color="#6a9955" style:font-name="Droid Sans Mono" officeooo:rsid="00281db6"/>
    </style:style>
    <style:style style:name="T10" style:family="text">
      <style:text-properties fo:color="#d7ba7d"/>
    </style:style>
    <style:style style:name="T11" style:family="text">
      <style:text-properties officeooo:rsid="002ff217"/>
    </style:style>
    <style:style style:name="T12" style:family="text">
      <style:text-properties officeooo:rsid="003075db"/>
    </style:style>
    <style:style style:name="T13" style:family="text">
      <style:text-properties officeooo:rsid="00580723"/>
    </style:style>
    <style:style style:name="T14" style:family="text">
      <style:text-properties officeooo:rsid="008e636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ource_20_Text"><text:span text:style-name="T9">//CODE BY Sanchit Gupta</text:span></text:span></text:p>
      <text:p text:style-name="P1"><text:span text:style-name="T1">#define</text:span><text:span text:style-name="T2"> pb push_back</text:span></text:p>
      <text:p text:style-name="P1"><text:span text:style-name="T1">#define</text:span><text:span text:style-name="T2"> db double</text:span></text:p>
      <text:p text:style-name="P1"><text:span text:style-name="T1">#define</text:span><text:span text:style-name="T2"> lli long long int</text:span></text:p>
      <text:p text:style-name="P1"><text:span text:style-name="T1">#define</text:span><text:span text:style-name="T2"> sa(</text:span><text:span text:style-name="T3">v</text:span><text:span text:style-name="T2">) </text:span><text:span text:style-name="T4">sort</text:span><text:span text:style-name="T2">(</text:span><text:span text:style-name="T3">v</text:span><text:span text:style-name="T2">.</text:span><text:span text:style-name="T4">begin</text:span><text:span text:style-name="T2">(),</text:span><text:span text:style-name="T3">v</text:span><text:span text:style-name="T2">.</text:span><text:span text:style-name="T4">end</text:span><text:span text:style-name="T2">())</text:span></text:p>
      <text:p text:style-name="P1"><text:span text:style-name="T1">#define</text:span><text:span text:style-name="T2"> sd(</text:span><text:span text:style-name="T3">v</text:span><text:span text:style-name="T2">) </text:span><text:span text:style-name="T4">sort</text:span><text:span text:style-name="T2">(</text:span><text:span text:style-name="T3">v</text:span><text:span text:style-name="T2">.</text:span><text:span text:style-name="T4">begin</text:span><text:span text:style-name="T2">(),</text:span><text:span text:style-name="T3">v</text:span><text:span text:style-name="T2">.</text:span><text:span text:style-name="T4">end</text:span><text:span text:style-name="T2">(),</text:span><text:span text:style-name="T5">greater</text:span><text:span text:style-name="T2">&lt;lli&gt;())</text:span></text:p>
      <text:p text:style-name="P1"><text:span text:style-name="T1">#define</text:span><text:span text:style-name="T2"> vpl </text:span><text:span text:style-name="T5">vector</text:span>&lt;<text:span text:style-name="T5">pair</text:span>&lt;<text:span text:style-name="T2">lli,lli</text:span>&gt;&gt;</text:p>
      <text:p text:style-name="P1"><text:span text:style-name="T1">#define</text:span><text:span text:style-name="T2"> vll </text:span><text:span text:style-name="T5">vector</text:span>&lt;<text:span text:style-name="T2">lli</text:span>&gt;</text:p>
      <text:p text:style-name="P1"><text:span text:style-name="T1">#define</text:span><text:span text:style-name="T2"> mps </text:span><text:span text:style-name="T5">map</text:span>&lt;<text:span text:style-name="T2">lli,lli</text:span>&gt;</text:p>
      <text:p text:style-name="P1"><text:span text:style-name="T1">#define</text:span><text:span text:style-name="T2"> mpc </text:span><text:span text:style-name="T5">map</text:span>&lt;<text:span text:style-name="T2">char,lli</text:span>&gt;</text:p>
      <text:p text:style-name="P1"><text:span text:style-name="T1">#define</text:span><text:span text:style-name="T2"> ff first</text:span></text:p>
      <text:p text:style-name="P1"><text:span text:style-name="T1">#define</text:span><text:span text:style-name="T2"> ss second</text:span></text:p>
      <text:p text:style-name="P3"><text:span text:style-name="T1">#define</text:span><text:span text:style-name="T2"> ordered_set </text:span><text:span text:style-name="T5">tree</text:span><text:span text:style-name="T1">&lt;</text:span><text:span text:style-name="T2">lli, </text:span><text:span text:style-name="T5">null_type</text:span><text:span text:style-name="T2">,</text:span><text:span text:style-name="T5">less</text:span><text:span text:style-name="T1">&lt;</text:span><text:span text:style-name="T2">lli</text:span><text:span text:style-name="T1">&gt;</text:span><text:span text:style-name="T2">, </text:span><text:span text:style-name="T5">rb_tree_tag</text:span><text:span text:style-name="T2">,</text:span><text:span text:style-name="T5">tree_order_statistics_node_update</text:span><text:span text:style-name="T1">&gt;</text:span></text:p>
      <text:p text:style-name="P3"><text:span text:style-name="T1">#include</text:span><text:span text:style-name="T2"> </text:span><text:span text:style-name="T6">&lt;ext/pb_ds/assoc_container.hpp&gt;</text:span></text:p>
      <text:p text:style-name="P3"><text:span text:style-name="T1">#include</text:span><text:span text:style-name="T2"> </text:span><text:span text:style-name="T6">&lt;ext/pb_ds/tree_policy.hpp&gt;</text:span></text:p>
      <text:p text:style-name="P1"><text:span text:style-name="T1">#include</text:span><text:span text:style-name="T6">&lt;iostream&gt;</text:span></text:p>
      <text:p text:style-name="P1"><text:span text:style-name="T1">#include</text:span><text:span text:style-name="T6">&lt;cmath&gt;</text:span></text:p>
      <text:p text:style-name="P1"><text:span text:style-name="T1">#include</text:span><text:span text:style-name="T6">&lt;bits/stdc++.h&gt;</text:span></text:p>
      <text:p text:style-name="P1"><text:span text:style-name="T1">#include</text:span><text:span text:style-name="T6">&lt;algorithm&gt;</text:span></text:p>
      <text:p text:style-name="P6"><text:span text:style-name="Source_20_Text"><text:span text:style-name="T6">#pragma GCC optimize("Ofast")</text:span></text:span></text:p>
      <text:p text:style-name="P2"><text:span text:style-name="T1">using</text:span> <text:span text:style-name="T2">namespace</text:span> <text:span text:style-name="T5">__gnu_pbds</text:span>;</text:p>
      <text:p text:style-name="P1"><text:span text:style-name="T1">using</text:span> <text:span text:style-name="T2">namespace</text:span> <text:span text:style-name="T5">std</text:span>;</text:p>
      <text:p text:style-name="P1"><text:span text:style-name="T1">#define</text:span><text:span text:style-name="T2"> gcd(</text:span><text:span text:style-name="T3">a</text:span><text:span text:style-name="T2">,</text:span><text:span text:style-name="T3">b</text:span><text:span text:style-name="T2">) </text:span><text:span text:style-name="T4">__gcd</text:span><text:span text:style-name="T2">(a,b)</text:span></text:p>
      <text:p text:style-name="P1"><text:span text:style-name="T1">#define</text:span><text:span text:style-name="T2"> lcm(</text:span><text:span text:style-name="T3">a</text:span><text:span text:style-name="T2">,</text:span><text:span text:style-name="T3">b</text:span><text:span text:style-name="T2">) a*b/</text:span><text:span text:style-name="T4">__gcd</text:span><text:span text:style-name="T2">(a,b)</text:span></text:p>
      <text:p text:style-name="P1"><text:span text:style-name="T1">#define</text:span><text:span text:style-name="T2"> endl </text:span><text:span text:style-name="T6">'</text:span><text:span text:style-name="T10">\n</text:span><text:span text:style-name="T6">'</text:span></text:p>
      <text:p text:style-name="P1"><text:span text:style-name="T2">const</text:span> <text:span text:style-name="T2">int</text:span> <text:span text:style-name="T3">mod</text:span>=<text:span text:style-name="T7">1e9</text:span>+<text:span text:style-name="T7">7</text:span>;</text:p>
      <text:p text:style-name="P1"><text:span text:style-name="T2">const</text:span> <text:span text:style-name="T2">int</text:span> <text:span text:style-name="T3">M</text:span>=<text:span text:style-name="T13">1</text:span><text:span text:style-name="T7">e5</text:span>+<text:span text:style-name="T8">1</text:span>;</text:p>
      <text:p text:style-name="P1"><text:span text:style-name="T2">const</text:span> <text:span text:style-name="T2">int</text:span> <text:span text:style-name="T3">INF</text:span> = <text:span text:style-name="T14">INT_MAX</text:span><text:span text:style-name="T7">;</text:span></text:p>
      <text:p text:style-name="P1"><text:span text:style-name="T2">int</text:span> <text:span text:style-name="T4">main</text:span>(){</text:p>
      <text:p text:style-name="P1"><text:span text:style-name="T5">ios_base</text:span>::<text:span text:style-name="T4">sync_with_stdio</text:span>(<text:span text:style-name="T7">0</text:span>);</text:p>
      <text:p text:style-name="P1"><text:span text:style-name="T3">cin</text:span>.<text:span text:style-name="T4">tie</text:span>(<text:span text:style-name="T7">0</text:span>);</text:p>
      <text:p text:style-name="P1"><text:span text:style-name="T3">cout</text:span>.<text:span text:style-name="T4">tie</text:span>(<text:span text:style-name="T7">0</text:span>);</text:p>
      <text:p text:style-name="P1"><text:span text:style-name="T2"><text:tab/>lli</text:span> <text:span text:style-name="T3">n</text:span>,<text:span text:style-name="T12">m,</text:span><text:span text:style-name="T3">t</text:span>,<text:span text:style-name="T3">i</text:span>,<text:span text:style-name="T3">j</text:span>,<text:span text:style-name="T3">k</text:span>;</text:p>
      <text:p text:style-name="P1"><text:span text:style-name="T3"><text:tab/>cin</text:span> <text:span text:style-name="T4">&gt;&gt;</text:span> <text:span text:style-name="T3">t</text:span>;</text:p>
      <text:p text:style-name="P1"><text:span text:style-name="T1"><text:tab/>while</text:span>(<text:span text:style-name="T3">t</text:span>--){</text:p>
      <text:p text:style-name="P1"><text:tab/><text:tab/><text:span text:style-name="T11">cin &gt;&gt; n;</text:span></text:p>
      <text:p text:style-name="P1"><text:tab/>}</text:p>
      <text:p text:style-name="P1">}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1" svg:font-family="'Droid Sans Mono', monospace, monospace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7T01:21:27.601151527</meta:creation-date>
    <dc:date>2022-05-26T23:23:31.809310962</dc:date>
    <meta:editing-duration>P6DT23H5M44S</meta:editing-duration>
    <meta:editing-cycles>89</meta:editing-cycles>
    <meta:generator>LibreOffice/6.4.7.2$Linux_X86_64 LibreOffice_project/40$Build-2</meta:generator>
    <meta:document-statistic meta:table-count="0" meta:image-count="0" meta:object-count="0" meta:page-count="1" meta:paragraph-count="38" meta:word-count="98" meta:character-count="889" meta:non-whitespace-character-count="824"/>
  </office:meta>
</office:document-meta>
</file>